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26D43D65BAEC2602998.png" manifest:media-type="image/png"/>
  <manifest:file-entry manifest:full-path="Pictures/10000201000001DA0000017B6B25CEAC53375537.png" manifest:media-type="image/png"/>
  <manifest:file-entry manifest:full-path="Pictures/10000201000001DA0000010AE0DD780398FCAA0B.png" manifest:media-type="image/png"/>
  <manifest:file-entry manifest:full-path="Pictures/10000201000001DA000001B648A3E83D1F78D650.png" manifest:media-type="image/png"/>
  <manifest:file-entry manifest:full-path="Pictures/10000201000001680000015DBD54E9EF2A146850.png" manifest:media-type="image/png"/>
  <manifest:file-entry manifest:full-path="Pictures/10000201000001DA0000025A76E7822EDBDA3824.png" manifest:media-type="image/png"/>
  <manifest:file-entry manifest:full-path="Pictures/10000201000001DA000002783BB2638C7F1B102B.png" manifest:media-type="image/png"/>
  <manifest:file-entry manifest:full-path="Pictures/10000201000001DA0000022D545A2F7C17D8EDF4.png" manifest:media-type="image/png"/>
  <manifest:file-entry manifest:full-path="Pictures/10000201000001DA000001DA04FB02C26D3EA8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cm" svg:height="1.524cm" svg:x="1.867cm" svg:y="1.089cm">
          <draw:image xlink:href="Pictures/10000201000001DA0000025A76E7822EDBDA3824.png" xlink:type="simple" xlink:show="embed" xlink:actuate="onLoad">
            <text:p/>
          </draw:image>
        </draw:frame>
        <draw:frame draw:style-name="gr1" draw:text-style-name="P1" draw:layer="layout" svg:width="1.199cm" svg:height="1.524cm" svg:x="1.877cm" svg:y="2.692cm">
          <draw:image xlink:href="Pictures/10000201000001DA000002783BB2638C7F1B102B.png" xlink:type="simple" xlink:show="embed" xlink:actuate="onLoad">
            <text:p/>
          </draw:image>
        </draw:frame>
        <draw:frame draw:style-name="gr1" draw:text-style-name="P1" draw:layer="layout" svg:width="1.194cm" svg:height="1.524cm" svg:x="3.172cm" svg:y="1.089cm">
          <draw:image xlink:href="Pictures/10000201000001DA0000022D545A2F7C17D8EDF4.png" xlink:type="simple" xlink:show="embed" xlink:actuate="onLoad">
            <text:p/>
          </draw:image>
        </draw:frame>
        <draw:frame draw:style-name="gr1" draw:text-style-name="P1" draw:layer="layout" svg:width="1.194cm" svg:height="1.524cm" svg:x="3.172cm" svg:y="2.689cm">
          <draw:image xlink:href="Pictures/10000201000001DA000001DA04FB02C26D3EA8C9.png" xlink:type="simple" xlink:show="embed" xlink:actuate="onLoad">
            <text:p/>
          </draw:image>
        </draw:frame>
        <draw:frame draw:style-name="gr1" draw:text-style-name="P1" draw:layer="layout" svg:width="1.194cm" svg:height="1.524cm" svg:x="4.501cm" svg:y="1.089cm">
          <draw:image xlink:href="Pictures/10000201000001680000015DBD54E9EF2A146850.png" xlink:type="simple" xlink:show="embed" xlink:actuate="onLoad">
            <text:p/>
          </draw:image>
        </draw:frame>
        <draw:frame draw:style-name="gr1" draw:text-style-name="P1" draw:layer="layout" svg:width="1.194cm" svg:height="1.524cm" svg:x="4.493cm" svg:y="2.689cm">
          <draw:image xlink:href="Pictures/10000201000001DA000001B648A3E83D1F78D650.png" xlink:type="simple" xlink:show="embed" xlink:actuate="onLoad">
            <text:p/>
          </draw:image>
        </draw:frame>
        <draw:frame draw:style-name="gr2" draw:text-style-name="P2" draw:layer="layout" svg:width="1.611cm" svg:height="0.802cm" svg:x="3.018cm" svg:y="0.316cm">
          <draw:text-box>
            <text:p><text:span text:style-name="T1">n = 3</text:span></text:p>
          </draw:text-box>
        </draw:frame>
        <draw:frame draw:style-name="gr2" draw:text-style-name="P2" draw:layer="layout" svg:width="1.582cm" svg:height="0.802cm" svg:x="0.219cm" svg:y="2.316cm">
          <draw:text-box>
            <text:p><text:span text:style-name="T1">k = 2</text:span></text:p>
          </draw:text-box>
        </draw:frame>
        <draw:frame draw:style-name="gr1" draw:text-style-name="P1" draw:layer="layout" svg:width="1.194cm" svg:height="1.524cm" svg:x="10.06cm" svg:y="1.878cm">
          <draw:image xlink:href="Pictures/10000201000001DA0000010AE0DD780398FCAA0B.png" xlink:type="simple" xlink:show="embed" xlink:actuate="onLoad">
            <text:p/>
          </draw:image>
        </draw:frame>
        <draw:frame draw:style-name="gr1" draw:text-style-name="P1" draw:layer="layout" svg:width="1.194cm" svg:height="1.524cm" svg:x="11.457cm" svg:y="1.905cm">
          <draw:image xlink:href="Pictures/10000201000001DA0000026D43D65BAEC2602998.png" xlink:type="simple" xlink:show="embed" xlink:actuate="onLoad">
            <text:p/>
          </draw:image>
        </draw:frame>
        <draw:frame draw:style-name="gr2" draw:text-style-name="P2" draw:layer="layout" svg:width="0.777cm" svg:height="0.802cm" svg:x="12.993cm" svg:y="2.271cm">
          <draw:text-box>
            <text:p><text:span text:style-name="T1">?</text:span></text:p>
          </draw:text-box>
        </draw:frame>
        <draw:frame draw:style-name="gr1" draw:text-style-name="P1" draw:layer="layout" svg:width="2.381cm" svg:height="1.904cm" svg:x="6.722cm" svg:y="1.814cm">
          <draw:image xlink:href="Pictures/10000201000001DA0000017B6B25CEAC5337553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08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1T08:36:17.334291720</meta:creation-date>
    <dc:date>2020-09-21T09:39:32.813139070</dc:date>
    <meta:editing-duration>PT1H3M14S</meta:editing-duration>
    <meta:editing-cycles>11</meta:editing-cycles>
    <meta:generator>LibreOffice/5.1.6.2$Linux_X86_64 LibreOffice_project/10m0$Build-2</meta:generator>
    <meta:document-statistic meta:object-count="12"/>
  </office:meta>
</office:document-meta>
</file>